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P7" style:family="paragraph" style:parent-style-name="Text_20_body">
      <style:text-properties fo:font-style="normal" officeooo:rsid="0025722b" style:font-style-asian="normal" style:font-style-complex="normal"/>
    </style:style>
    <style:style style:name="P8" style:family="paragraph" style:parent-style-name="Text_20_body">
      <style:text-properties fo:font-style="normal" officeooo:rsid="00289116" style:font-style-asian="normal" style:font-style-complex="normal"/>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italic" officeooo:rsid="00240ae3" style:font-style-asian="italic" style:font-style-complex="italic"/>
    </style:style>
    <style:style style:name="T17" style:family="text">
      <style:text-properties fo:font-style="normal" officeooo:rsid="0020395e" style:font-style-asian="normal" style:font-style-complex="normal"/>
    </style:style>
    <style:style style:name="T18" style:family="text">
      <style:text-properties fo:font-style="normal" officeooo:rsid="0020d667" style:font-style-asian="normal" style:font-style-complex="normal"/>
    </style:style>
    <style:style style:name="T19" style:family="text">
      <style:text-properties fo:font-style="normal" officeooo:rsid="0022cb99" style:font-style-asian="normal" style:font-style-complex="normal"/>
    </style:style>
    <style:style style:name="T20" style:family="text">
      <style:text-properties fo:font-style="normal" officeooo:rsid="00230929" style:font-style-asian="normal" style:font-style-complex="normal"/>
    </style:style>
    <style:style style:name="T21" style:family="text">
      <style:text-properties fo:font-style="normal" officeooo:rsid="00240ae3" style:font-style-asian="normal" style:font-style-complex="normal"/>
    </style:style>
    <style:style style:name="T22" style:family="text">
      <style:text-properties fo:font-style="normal" officeooo:rsid="0025722b" style:font-style-asian="normal" style:font-style-complex="normal"/>
    </style:style>
    <style:style style:name="T23" style:family="text">
      <style:text-properties fo:font-style="normal" officeooo:rsid="00274649" style:font-style-asian="normal" style:font-style-complex="normal"/>
    </style:style>
    <style:style style:name="T24" style:family="text">
      <style:text-properties fo:font-style="normal" officeooo:rsid="00289116" style:font-style-asian="normal" style:font-style-complex="normal"/>
    </style:style>
    <style:style style:name="T25" style:family="text">
      <style:text-properties fo:font-style="normal" officeooo:rsid="0029239e" style:font-style-asian="normal" style:font-style-complex="normal"/>
    </style:style>
    <style:style style:name="T26" style:family="text">
      <style:text-properties fo:font-style="normal" officeooo:rsid="0029993a" style:font-style-asian="normal" style:font-style-complex="normal"/>
    </style:style>
    <style:style style:name="T27" style:family="text">
      <style:text-properties fo:font-style="normal" officeooo:rsid="002a8185" style:font-style-asian="normal" style:font-style-complex="normal"/>
    </style:style>
    <style:style style:name="T28" style:family="text">
      <style:text-properties fo:font-style="normal" officeooo:rsid="002c4567" style:font-style-asian="normal" style:font-style-complex="normal"/>
    </style:style>
    <style:style style:name="T29" style:family="text">
      <style:text-properties fo:font-style="normal" officeooo:rsid="002d23ed" style:font-style-asian="normal" style:font-style-complex="normal"/>
    </style:style>
    <style:style style:name="T30" style:family="text">
      <style:text-properties fo:font-style="normal" officeooo:rsid="002f13e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span text:style-name="T9">ik</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Text_20_body"><text:tab/><text:span text:style-name="T9">Jack rematerialized aboard the bridge of a United Earth Force Alliance Star Ship, Heavy Cruiser. </text:span><text:span text:style-name="T10">Jack looked around confused. “What the hell?” He asked.</text:span></text:p>
      <text:p text:style-name="Text_20_body"><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Text_20_body"><text:tab/>“<text:span text:style-name="T11">Thank you for rescuing me commander.” Jack said.</text:span></text:p>
      <text:p text:style-name="Text_20_body"><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12">He gestured to the first officer’s chair. “Have a seat.”</text:span></text:p>
      <text:p text:style-name="Text_20_body"><text:tab/><text:span text:style-name="T12">Jack sat down. “Congratulations on the promotion captain.” He corrected himself.</text:span></text:p>
      <text:p text:style-name="Text_20_body"><text:tab/>“<text:span text:style-name="T13">Leaving Titan’s orbit.” The helm officer said. “Plotting a course for Crimson Gamma and engaging the FTL drive.” The ship jumped into FTL.</text:span></text:p>
      <text:p text:style-name="Text_20_body"><text:tab/><text:span text:style-name="T14">Jack looked to Bert shocked. “I was on a moon in orbit of </text:span><text:span text:style-name="T15">Saturn</text:span><text:span text:style-name="T17">?! I thought I was being held on Earth!” </text:span><text:span text:style-name="T18">His mouth hung open.</text:span></text:p>
      <text:p text:style-name="Text_20_body"><text:span text:style-name="T18"><text:tab/>Captain McDuff nodded his head. “I’m afraid so sir. It took us five months to even locate where you were kidnapped to, </text:span><text:span text:style-name="T19">then another month to negotiate with Saturn’s government for an extradition process … they said no. So we had to find another way of getting you out of there. It’s not sanctioned by either government. We got sneaky.” He chuckled. “</text:span><text:span text:style-name="T20">Now we run like hell.”</text:span></text:p>
      <text:p text:style-name="Text_20_body"><text:span text:style-name="T20"><text:tab/></text:span><text:span text:style-name="T21">McDuff paused. “I want you to go checked out by the doc. Make sure they didn’t do anything to you. Last thing you need is some kind of implant in your brain. Don’t worry, it’s Matt Allen, someone you trust. He requested to come along, I agreed.”</text:span></text:p>
      <text:p text:style-name="Text_20_body"><text:span text:style-name="T21"><text:tab/>Jack nodded. </text:span><text:span text:style-name="T16">If only you knew about Holo Ketish</text:span><text:span text:style-name="T21">. He thought. “Right.” Standing up, he exited the bridge. He was happy to hear Matt would be taking a look at him. </text:span><text:span text:style-name="T22">Matt</text:span><text:span text:style-name="T21"> already knew about the chip in his brain Ketish had implanted.</text:span></text:p>
      <text:p text:style-name="Text_20_body"><text:span text:style-name="T21"><text:tab/></text:span><text:span text:style-name="T22">In the transport tube Jack gave the order to have it take him to the Med Bay. As he waited fo the transport to take him to his destination, Holo Ketish appeared.</text:span></text:p>
      <text:p text:style-name="P7"><text:tab/>“Going to Med Bay huh?” Holo Ketish said. “They won’t find anything … at least not yet.” He grinned. “Matt will find something eventually, just not today. So don’t worry about it.”</text:p>
      <text:p text:style-name="Text_20_body"><text:span text:style-name="T22"><text:tab/>Jack sighed. “Get out of my head. Get out of my head. Get out of my head.” He said out loud. </text:span><text:span text:style-name="T23">Jack closed his eyes and waited for the car to come to a stop. </text:span><text:span text:style-name="T24">Exiting the transport tube, Jack walked across the corridor and into Med Bay.</text:span></text:p>
      <text:p text:style-name="P8"><text:tab/>“Major.” Doctor Allen greeted Jack. “Welcome aboard.” He said. They walked into an exam room. “Have a seat, remove your shirt.”</text:p>
      <text:p text:style-name="Text_20_body"><text:span text:style-name="T24"><text:tab/>Jack did as ordered. Sitting down on the medical bed, he removed his shirt. </text:span><text:span text:style-name="T25">Jack looked down at his chest. There was the scar where he had open heart surgery a year ago. He sighed. A reminder of </text:span><text:soft-page-break/><text:span text:style-name="T25">what he was. Not fully human, but of Dubor and Shuka heritage </text:span><text:span text:style-name="T26">as well</text:span><text:span text:style-name="T25">. Jack was still growing accustomed to living with that fact. </text:span><text:span text:style-name="T27">Jack patiently waited for Doc Allen to run his scans on him.</text:span></text:p>
      <text:p text:style-name="Text_20_body"><text:span text:style-name="T27"><text:tab/>“I see you still have that damned implant in your head.” Matt noted. “Aside from some malnutrition, you appear to be in good shape.” </text:span><text:span text:style-name="T28">He continued his examination. “</text:span><text:span text:style-name="T29">Hmmm … you have some high blood pressure. I’m sure that’s to be expected though.” Grabbing a med shot, he gave Jack a shot. “That should take care of it. I recommend some rest. There should be some empty cabins onboard, we don’t have a full crew onboard. So pick one at random and you’re good to go.” </text:span><text:span text:style-name="T30">He paused. “I do recommend you drop in and see the ship’s counselor though. You’ve been through a l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3</text:page-count>) <text:date style:data-style-name="N37" text:date-value="2026-02-16T15:56:15.982605060">02/1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6T15:56:15.879327679</dc:date>
    <meta:editing-duration>PT5H21M43S</meta:editing-duration>
    <meta:editing-cycles>37</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1" meta:word-count="963" meta:character-count="5314" meta:non-whitespace-character-count="4356"/>
  </office:meta>
</office:document-meta>
</file>